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lide paper notes</text:p>
      <text:p text:style-name="Standard"/>
      <text:p text:style-name="Standard">I wrote these notes to check my own understanding of the Halide paper from 2012, also just to have a quick summary to come back to. If you're not me, you probably won't find them terribly interesting.</text:p>
      <text:p text:style-name="Standard"/>
      <text:list xml:id="list12119117951" text:style-name="L1">
        <text:list-item>
          <text:p text:style-name="P1">introduction</text:p>
        </text:list-item>
      </text:list>
      <text:p text:style-name="Standard"/>
      <text:p text:style-name="Standard">Because image processing algorithms often intertwined with the order of operations (schedule) algorithms can be really bad. They can be optimized, but that process makes the code both impossible to read and architecture specific. So it would be cool to have some sort of language that decouples the schedule and storage policy from the algorithm itself.</text:p>
      <text:p text:style-name="Standard"/>
      <text:p text:style-name="Standard">Producer-consumer locality refers to data being PRODUCED at the same time it's being used. In other words, say doing a blur, producing the data from the horizontal pass before it can be consumed by the vertical pass is wasteful because it lets things languish in memory for a while.</text:p>
      <text:p text:style-name="Standard"/>
      <text:p text:style-name="Standard">Another benefit of decoupling is that you can try multiple different schedules for the same algorithm.</text:p>
      <text:p text:style-name="Standard"/>
      <text:list xml:id="list356706381" text:style-name="L2">
        <text:list-item>
          <text:p text:style-name="P2">Prior Work</text:p>
        </text:list-item>
      </text:list>
      <text:p text:style-name="Standard"/>
      <text:p text:style-name="Standard">Recomputing and not storing, in image processing, is sometimes a better bet. This problem has been solved (mostly) for 1D streams, Halide assumes a “less heroic” compiler for 2D streams</text:p>
      <text:p text:style-name="Standard"/>
      <text:list xml:id="list1253153853" text:style-name="L3">
        <text:list-item>
          <text:p text:style-name="P3">Representing Algorithms and Schedules</text:p>
        </text:list-item>
      </text:list>
      <text:list xml:id="list841198607" text:style-name="L4">
        <text:list-item>
          <text:list>
            <text:list-item>
              <text:p text:style-name="P4">The interinsic algorithm</text:p>
            </text:list-item>
          </text:list>
        </text:list-item>
      </text:list>
      <text:p text:style-name="Standard"/>
      <text:p text:style-name="Standard">All algorithms are represented functionally. Functions can be expressions that affect their arguments or reductions over some domain. Functions can be arithmetic and logical expressions, loads from extermal images, if/then/else expressions, let constructs, or calls to other fucntions (including external C ABI functions).</text:p>
      <text:p text:style-name="Standard"/>
      <text:p text:style-name="Standard">Reduction functions have to specify their order. If you're making a histogram, the reduction domain is the input image, and the ouput domain is the histogram bins.</text:p>
      <text:p text:style-name="Standard"/>
      <text:p text:style-name="Standard">Stopped at 3.2 the sche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9T14:25:36</meta:creation-date>
    <dc:date>2013-11-20T13:53:57</dc:date>
    <meta:editing-duration>PT7H13M3S</meta:editing-duration>
    <meta:editing-cycles>10</meta:editing-cycles>
    <meta:generator>LibreOffice/3.5$Linux_X86_64 LibreOffice_project/350m1$Build-2</meta:generator>
    <meta:document-statistic meta:table-count="0" meta:image-count="0" meta:object-count="0" meta:page-count="1" meta:paragraph-count="13" meta:word-count="280" meta:character-count="1744" meta:non-whitespace-character-count="1481"/>
  </office:meta>
</office:document-meta>
</file>